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officeooo:rsid="00015409" officeooo:paragraph-rsid="00015409"/>
    </style:style>
    <style:style style:name="P2" style:family="paragraph" style:parent-style-name="Footer">
      <style:paragraph-properties fo:text-align="end" style:justify-single-word="false"/>
    </style:style>
    <style:style style:name="P3" style:family="paragraph" style:parent-style-name="Standard">
      <style:text-properties officeooo:rsid="0000a84e" officeooo:paragraph-rsid="0000a84e"/>
    </style:style>
    <style:style style:name="P4" style:family="paragraph" style:parent-style-name="Standard">
      <style:text-properties style:use-window-font-color="true" loext:opacity="0%" officeooo:rsid="0000a84e" officeooo:paragraph-rsid="0000a84e"/>
    </style:style>
    <style:style style:name="P5" style:family="paragraph" style:parent-style-name="Standard">
      <style:text-properties style:use-window-font-color="true" loext:opacity="0%" officeooo:paragraph-rsid="0004b5bf"/>
    </style:style>
    <style:style style:name="P6" style:family="paragraph" style:parent-style-name="Standard">
      <style:text-properties style:use-window-font-color="true" loext:opacity="0%" officeooo:paragraph-rsid="00080ee4"/>
    </style:style>
    <style:style style:name="P7" style:family="paragraph" style:parent-style-name="Text_20_body">
      <style:text-properties style:use-window-font-color="true" loext:opacity="0%" officeooo:paragraph-rsid="000c0cc7"/>
    </style:style>
    <style:style style:name="P8" style:family="paragraph" style:parent-style-name="Text_20_body">
      <style:text-properties style:use-window-font-color="true" loext:opacity="0%" officeooo:paragraph-rsid="000ede77"/>
    </style:style>
    <style:style style:name="P9" style:family="paragraph" style:parent-style-name="Text_20_body">
      <style:text-properties style:use-window-font-color="true" loext:opacity="0%" officeooo:rsid="000e2835" officeooo:paragraph-rsid="000e2835"/>
    </style:style>
    <style:style style:name="P10" style:family="paragraph" style:parent-style-name="Text_20_body">
      <style:text-properties style:use-window-font-color="true" loext:opacity="0%" fo:font-weight="normal" officeooo:paragraph-rsid="000ede77" style:font-weight-asian="normal" style:font-weight-complex="normal"/>
    </style:style>
    <style:style style:name="P11" style:family="paragraph" style:parent-style-name="Title">
      <style:text-properties fo:color="#800080" loext:opacity="100%" style:font-name="Bodoni MT"/>
    </style:style>
    <style:style style:name="P12" style:family="paragraph" style:parent-style-name="Standard">
      <style:text-properties fo:color="#2a6099" loext:opacity="100%" officeooo:paragraph-rsid="0004b5bf"/>
    </style:style>
    <style:style style:name="P13" style:family="paragraph" style:parent-style-name="Standard">
      <style:text-properties officeooo:rsid="00092ef3" officeooo:paragraph-rsid="00092ef3"/>
    </style:style>
    <style:style style:name="P14" style:family="paragraph" style:parent-style-name="Text_20_body">
      <style:text-properties officeooo:paragraph-rsid="000e2835"/>
    </style:style>
    <style:style style:name="P15" style:family="paragraph" style:parent-style-name="Text_20_body">
      <style:text-properties officeooo:paragraph-rsid="000ede77"/>
    </style:style>
    <style:style style:name="P16" style:family="paragraph" style:parent-style-name="Text_20_body">
      <style:text-properties officeooo:rsid="001116b1" officeooo:paragraph-rsid="001116b1"/>
    </style:style>
    <style:style style:name="P17" style:family="paragraph" style:parent-style-name="Text_20_body">
      <style:text-properties officeooo:paragraph-rsid="001c12b0"/>
    </style:style>
    <style:style style:name="P18" style:family="paragraph" style:parent-style-name="Heading_20_2">
      <style:text-properties fo:color="#2a6099" loext:opacity="100%"/>
    </style:style>
    <style:style style:name="P19" style:family="paragraph" style:parent-style-name="Text_20_body">
      <style:text-properties officeooo:paragraph-rsid="00171c05"/>
    </style:style>
    <style:style style:name="P20" style:family="paragraph" style:parent-style-name="Text_20_body">
      <style:text-properties officeooo:paragraph-rsid="000ede77"/>
    </style:style>
    <style:style style:name="P21" style:family="paragraph" style:parent-style-name="Text_20_body">
      <style:text-properties style:use-window-font-color="true" loext:opacity="0%" officeooo:rsid="000e2835" officeooo:paragraph-rsid="001e58a2"/>
    </style:style>
    <style:style style:name="T1" style:family="text">
      <style:text-properties officeooo:rsid="00018f7a"/>
    </style:style>
    <style:style style:name="T2" style:family="text">
      <style:text-properties officeooo:rsid="0004b5bf"/>
    </style:style>
    <style:style style:name="T3" style:family="text">
      <style:text-properties officeooo:rsid="0006b90d"/>
    </style:style>
    <style:style style:name="T4" style:family="text">
      <style:text-properties officeooo:rsid="000781b5"/>
    </style:style>
    <style:style style:name="T5" style:family="text">
      <style:text-properties officeooo:rsid="00080ee4"/>
    </style:style>
    <style:style style:name="T6" style:family="text">
      <style:text-properties officeooo:rsid="0005b8b1"/>
    </style:style>
    <style:style style:name="T7" style:family="text">
      <style:text-properties officeooo:rsid="000757a3"/>
    </style:style>
    <style:style style:name="T8" style:family="text">
      <style:text-properties officeooo:rsid="00049645"/>
    </style:style>
    <style:style style:name="T9" style:family="text">
      <style:text-properties officeooo:rsid="00058109"/>
    </style:style>
    <style:style style:name="T10" style:family="text">
      <style:text-properties officeooo:rsid="0008dadb"/>
    </style:style>
    <style:style style:name="T11" style:family="text">
      <style:text-properties fo:color="#2a6099" loext:opacity="100%"/>
    </style:style>
    <style:style style:name="T12" style:family="text">
      <style:text-properties fo:color="#2a6099" loext:opacity="100%" officeooo:rsid="000c0cc7"/>
    </style:style>
    <style:style style:name="T13" style:family="text">
      <style:text-properties officeooo:rsid="000c0cc7"/>
    </style:style>
    <style:style style:name="T14" style:family="text">
      <style:text-properties fo:color="#ff0000" loext:opacity="100%" fo:font-weight="bold" officeooo:rsid="000c0cc7" style:font-weight-asian="bold" style:font-weight-complex="bold"/>
    </style:style>
    <style:style style:name="T15" style:family="text">
      <style:text-properties style:use-window-font-color="true" loext:opacity="0%"/>
    </style:style>
    <style:style style:name="T16" style:family="text">
      <style:text-properties style:use-window-font-color="true" loext:opacity="0%" officeooo:rsid="00058109"/>
    </style:style>
    <style:style style:name="T17" style:family="text">
      <style:text-properties style:use-window-font-color="true" loext:opacity="0%" officeooo:rsid="00049645"/>
    </style:style>
    <style:style style:name="T18" style:family="text">
      <style:text-properties style:use-window-font-color="true" loext:opacity="0%" officeooo:rsid="000757a3"/>
    </style:style>
    <style:style style:name="T19" style:family="text">
      <style:text-properties style:use-window-font-color="true" loext:opacity="0%" officeooo:rsid="000e0616"/>
    </style:style>
    <style:style style:name="T20" style:family="text">
      <style:text-properties style:use-window-font-color="true" loext:opacity="0%" officeooo:rsid="0008dadb"/>
    </style:style>
    <style:style style:name="T21" style:family="text">
      <style:text-properties style:use-window-font-color="true" loext:opacity="0%" officeooo:rsid="000e2835"/>
    </style:style>
    <style:style style:name="T22" style:family="text">
      <style:text-properties style:use-window-font-color="true" loext:opacity="0%" officeooo:rsid="000ede77"/>
    </style:style>
    <style:style style:name="T23" style:family="text">
      <style:text-properties style:use-window-font-color="true" loext:opacity="0%" officeooo:rsid="001116b1"/>
    </style:style>
    <style:style style:name="T24" style:family="text">
      <style:text-properties style:use-window-font-color="true" loext:opacity="0%" officeooo:rsid="00129146"/>
    </style:style>
    <style:style style:name="T25" style:family="text">
      <style:text-properties style:use-window-font-color="true" loext:opacity="0%" officeooo:rsid="0013ff34"/>
    </style:style>
    <style:style style:name="T26" style:family="text">
      <style:text-properties style:use-window-font-color="true" loext:opacity="0%" officeooo:rsid="0014e240"/>
    </style:style>
    <style:style style:name="T27" style:family="text">
      <style:text-properties style:use-window-font-color="true" loext:opacity="0%" officeooo:rsid="00168ce7"/>
    </style:style>
    <style:style style:name="T28" style:family="text">
      <style:text-properties style:use-window-font-color="true" loext:opacity="0%" officeooo:rsid="00171c05"/>
    </style:style>
    <style:style style:name="T29" style:family="text">
      <style:text-properties style:use-window-font-color="true" loext:opacity="0%" officeooo:rsid="001a2f01"/>
    </style:style>
    <style:style style:name="T30" style:family="text">
      <style:text-properties style:use-window-font-color="true" loext:opacity="0%" officeooo:rsid="001cef43"/>
    </style:style>
    <style:style style:name="T31" style:family="text">
      <style:text-properties officeooo:rsid="000e0616"/>
    </style:style>
    <style:style style:name="T32" style:family="text">
      <style:text-properties officeooo:rsid="000e2835"/>
    </style:style>
    <style:style style:name="T33" style:family="text">
      <style:text-properties officeooo:rsid="000ede77"/>
    </style:style>
    <style:style style:name="T34" style:family="text">
      <style:text-properties officeooo:rsid="00129146"/>
    </style:style>
    <style:style style:name="T35" style:family="text">
      <style:text-properties officeooo:rsid="00171c05"/>
    </style:style>
    <style:style style:name="T36" style:family="text">
      <style:text-properties officeooo:rsid="0018ebfa"/>
    </style:style>
    <style:style style:name="T37" style:family="text">
      <style:text-properties officeooo:rsid="001a2f01"/>
    </style:style>
    <style:style style:name="T38" style:family="text">
      <style:text-properties officeooo:rsid="001c12b0"/>
    </style:style>
    <style:style style:name="T39" style:family="text">
      <style:text-properties officeooo:rsid="001cef43"/>
    </style:style>
    <style:style style:name="T40" style:family="text">
      <style:text-properties officeooo:rsid="001edf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NVERSACIONES CON EL CLIENTE</text:p>
      <text:p text:style-name="P3"/>
      <text:h text:style-name="P18" text:outline-level="2">I<text:span text:style-name="T5">ntroducción</text:span>:</text:h>
      <text:p text:style-name="P3"/>
      <text:p text:style-name="P3">Distribuidora de productos químicos:<text:line-break/><text:line-break/>"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line-break/>Nuestra operación se centra en mantener un inventario óptimo de productos almacenados bajo estrictas normas de seguridad en nuestras instalaciones certificadas. Contamos con una flota de transporte especializado para garantizar entregas seguras y puntuales.<text:line-break/><text:line-break/>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line-break/>Los márgenes del negocio varían según el tipo de producto, pero nos enfocamos en mantener precios competitivos mientras aseguramos la calidad y autenticidad de todos nuestros productos."</text:p>
      <text:p text:style-name="P13"/>
      <text:h text:style-name="P18" text:outline-level="2"><text:span text:style-name="T1">¿</text:span>Como se realiza la clasificación de los productos que vendeis?</text:h>
      <text:p text:style-name="P4">En nuestra distribuidora, clasificamos los productos químicos de la siguiente manera:<text:line-break/><text:line-break/>1. Por Tipo de Producto:<text:line-break/>- Solventes industriales<text:line-break/>- Ácidos<text:line-break/>- Bases<text:line-break/>- Reactivos de laboratorio<text:line-break/>- Materias primas industriales<text:line-break/>- Productos de limpieza industrial<text:line-break/><text:line-break/>2. Por Nivel de Peligrosidad (según normativas internacionales):<text:line-break/>- Inflamables<text:line-break/>- Corrosivos<text:line-break/>- Tóxicos<text:line-break/>- Oxidantes<text:line-break/>- No peligrosos<text:line-break/>- Explosivos<text:line-break/><text:soft-page-break/><text:line-break/>3. Por Sector de Uso:<text:line-break/>- Industria farmacéutica<text:line-break/>- Industria alimentaria<text:line-break/>- Laboratorios de investigación<text:line-break/>- Industria manufacturera<text:line-break/>- Sector automotriz<text:line-break/>- Construcción<text:line-break/><text:line-break/>4. Por Condiciones de Almacenamiento:<text:line-break/>- Temperatura controlada<text:line-break/>- Ventilación especial<text:line-break/>- Aislamiento requerido<text:line-break/>- Almacenamiento estándar<text:line-break/><text:line-break/>5. Por Requisitos de Transporte:<text:line-break/>- Transporte especial<text:line-break/>- Transporte regular<text:line-break/>- Restricciones de cantidad<text:line-break/><text:line-break/>Esta clasificación nos ayuda a:<text:line-break/>- Cumplir con las regulaciones<text:line-break/>- Organizar el almacenamiento<text:line-break/>- Gestionar el inventario<text:line-break/>- Planificar la logística<text:line-break/>- Establecer precios<text:line-break/>- Identificar rápidamente productos compatibles/incompatibles</text:p>
      <text:p text:style-name="P4"/>
      <text:h text:style-name="P18" text:outline-level="2"><text:span text:style-name="T2">¿C</text:span>omo se realiza la clasificación de clientes <text:span text:style-name="T3">y proveedores </text:span>?</text:h>
      <text:p text:style-name="P5"/>
      <text:p text:style-name="P5">La clasificación de clientes y proveedores se realiza de la siguiente manera:<text:line-break/><text:line-break/>CLIENTES:<text:line-break/><text:line-break/>1. Por Volumen de Compra:<text:line-break/>- Premium (grandes volúmenes)<text:line-break/>- Medianos<text:line-break/>- Pequeños<text:line-break/>- Ocasionales<text:line-break/><text:line-break/>2. Por Sector Industrial:<text:line-break/>- Industria farmacéutica<text:line-break/>- Laboratorios de investigación<text:line-break/>- Industria manufacturera<text:line-break/>- Sector automotriz<text:line-break/>- Industria alimentaria<text:line-break/><text:soft-page-break/>- Construcción<text:line-break/><text:line-break/>3. Por Requisitos Especiales:<text:line-break/>- Certificaciones específicas requeridas<text:line-break/>- Necesidades de entrega especiales<text:line-break/>- Requisitos de documentación<text:line-break/><text:line-break/>4. Por Historial Crediticio:<text:line-break/>- Pago anticipado<text:line-break/>- Crédito a 30 días<text:line-break/>- Crédito a 60 días<text:line-break/>- Crédito a 90 días<text:line-break/><text:line-break/>PROVEEDORES:<text:line-break/><text:line-break/>1. Por Origen:<text:line-break/>- Nacionales<text:line-break/>- Internacionales<text:line-break/><text:line-break/>2. Por Tipo de Productos:<text:line-break/>- Fabricantes directos<text:line-break/>- Distribuidores mayoristas<text:line-break/>- Importadores<text:line-break/><text:line-break/>3. Por Nivel de Criticidad:<text:line-break/>- Proveedores estratégicos<text:line-break/>- Proveedores principales<text:line-break/>- Proveedores secundarios<text:line-break/>- Proveedores ocasionales<text:line-break/><text:line-break/>4. Por Desempeño:<text:line-break/>- Calidad del producto<text:line-break/>- Cumplimiento de entregas<text:line-break/>- Precios competitivos<text:line-break/>- Soporte técnico<text:line-break/>- Certificaciones<text:line-break/><text:line-break/>Esta clasificación nos permite:<text:line-break/>- Gestionar mejor las relaciones comerciales<text:line-break/>- Establecer estrategias de negociación<text:line-break/>- Optimizar la cadena de suministro<text:line-break/>- Controlar riesgos<text:line-break/>- Planificar compras y ventas</text:p>
      <text:p text:style-name="P5"/>
      <text:h text:style-name="P18" text:outline-level="2"><text:soft-page-break/><text:span text:style-name="T4">¿Q</text:span>ue datos son necesarios conocer para realizar una compra a un proveedor?</text:h>
      <text:p text:style-name="P12"/>
      <text:p text:style-name="P5">Para realizar una compra a un proveedor, necesitamos conocer los siguientes datos:<text:line-break/><text:line-break/>DATOS DEL PROVEEDOR:<text:line-break/>1. Información General:<text:line-break/>- Razón social/Nombre<text:line-break/>- NIF/CIF<text:line-break/>- Dirección fiscal<text:line-break/>- Datos de contacto (teléfono, email)<text:line-break/>- Persona de contacto<text:line-break/>- Datos bancarios<text:line-break/><text:line-break/>2. Información Comercial:<text:line-break/>- Condiciones de pago acordadas<text:line-break/>- Descuentos aplicables<text:line-break/>- Plazos de entrega estándar<text:line-break/>- Mínimos de compra<text:line-break/>- Certificaciones vigentes<text:line-break/><text:line-break/>DATOS DEL PRODUCTO:<text:line-break/>1. Especificaciones Técnicas:<text:line-break/>- Código del producto<text:line-break/>- Nombre/denominación química<text:line-break/>- Concentración/pureza<text:line-break/>- Especificaciones técnicas<text:line-break/>- Ficha de seguridad<text:line-break/>- Certificados de análisis<text:line-break/><text:line-break/>2. Información Comercial:<text:line-break/>- Precio unitario<text:line-break/>- Presentación/formato<text:line-break/>- Cantidad mínima de pedido<text:line-break/>- Stock disponible<text:line-break/>- Fecha de caducidad<text:line-break/><text:line-break/>DATOS DEL PEDIDO:<text:line-break/>1. Detalles de la Orden:<text:line-break/>- Número de orden de compra<text:line-break/>- Cantidad solicitada<text:line-break/>- Precio acordado<text:line-break/>- Fecha de pedido<text:line-break/>- Fecha de entrega requerida<text:line-break/><text:line-break/>2. Logística:<text:line-break/><text:soft-page-break/>- Lugar de entrega<text:line-break/>- Condiciones especiales de transporte<text:line-break/>- Requisitos de documentación<text:line-break/>- Costes de envío<text:line-break/>- Seguro de mercancía<text:line-break/><text:line-break/>3. Aspectos Legales:<text:line-break/>- Permisos necesarios<text:line-break/>- Documentación reglamentaria<text:line-break/>- Requisitos de importación (si aplica)<text:line-break/><text:line-break/>Esta información es crucial para:<text:line-break/>- Asegurar el cumplimiento normativo<text:line-break/>- Garantizar la calidad del producto<text:line-break/>- Optimizar costes<text:line-break/>- Mantener trazabilidad<text:line-break/>- Gestionar el inventario eficientemente</text:p>
      <text:p text:style-name="P5"/>
      <text:h text:style-name="P18" text:outline-level="2"><text:span text:style-name="T5">¿D</text:span>atos necesarios para que un cliente realice una compra?</text:h>
      <text:p text:style-name="P6"/>
      <text:p text:style-name="P6">Para que un cliente realice una compra, necesitamos registrar los siguientes datos:<text:line-break/><text:line-break/>DATOS DEL CLIENTE:<text:line-break/>1. Información General:<text:line-break/>- Razón social/Nombre<text:line-break/>- NIF/CIF<text:line-break/>- Dirección fiscal<text:line-break/>- Datos de contacto (teléfono, email)<text:line-break/>- Persona de contacto<text:line-break/>- Datos bancarios (para pagos)<text:line-break/><text:line-break/>2. Información Comercial:<text:line-break/>- Tipo de cliente (sector)<text:line-break/>- Condiciones de pago acordadas<text:line-break/>- Límite de crédito (si aplica)<text:line-break/>- Historial de compras<text:line-break/>- Certificaciones requeridas<text:line-break/><text:line-break/>DATOS DEL PEDIDO:<text:line-break/>1. Información Básica:<text:line-break/>- Número de pedido<text:line-break/>- Fecha de pedido<text:line-break/>- Fecha de entrega requerida<text:line-break/>- Forma de pago<text:line-break/>- Condiciones especiales<text:line-break/><text:line-break/><text:soft-page-break/>2. Detalles de Productos:<text:line-break/>- Código del producto<text:line-break/>- Nombre del producto<text:line-break/>- Cantidad solicitada<text:line-break/>- Precio unitario<text:line-break/>- Descuentos aplicables<text:line-break/>- Presentación/formato requerido<text:line-break/><text:line-break/>DATOS DE ENTREGA:<text:line-break/>1. Logística:<text:line-break/>- Dirección de entrega<text:line-break/>- Persona de contacto en destino<text:line-break/>- Horario de recepción<text:line-break/>- Requisitos especiales de transporte<text:line-break/>- Documentación necesaria<text:line-break/><text:line-break/>2. Requisitos Específicos:<text:line-break/>- Certificados de análisis requeridos<text:line-break/>- Fichas de seguridad<text:line-break/>- Documentación reglamentaria<text:line-break/>- Permisos especiales<text:line-break/><text:line-break/>ASPECTOS LEGALES:<text:line-break/>- Permisos para manejo de productos<text:line-break/>- Autorizaciones especiales<text:line-break/>- Declaraciones de uso final<text:line-break/>- Requisitos de almacenamiento<text:line-break/><text:line-break/>Esta información es necesaria para:<text:line-break/>- Asegurar el cumplimiento normativo<text:line-break/>- Garantizar una entrega correcta<text:line-break/>- Mantener trazabilidad<text:line-break/>- Facturación adecuada<text:line-break/>- Gestión de inventario </text:p>
      <text:p text:style-name="P6"/>
      <text:h text:style-name="P18" text:outline-level="2">Entidades y atributos:</text:h>
      <text:p text:style-name="Text_20_body">PRODUCTOS: <text:span text:style-name="T8">id, nombre, tipo producto, </text:span><text:span text:style-name="T9">stock, precio unitario</text:span></text:p>
      <text:p text:style-name="Text_20_body">TIPO PRODUCTO: <text:span text:style-name="T8">id, tipo, </text:span><text:span text:style-name="T7">concentración,</text:span><text:span text:style-name="T8"> peligrosidad, almacenamiento, requisitos transporte</text:span></text:p>
      <text:p text:style-name="Text_20_body">PELIGROSIDAD: id, descripcion (enum), frases<text:span text:style-name="T8">H, frasesP</text:span></text:p>
      <text:p text:style-name="Text_20_body">ALMACENAMIENTO: id, condiciones (enum), especificación (varchar 300)</text:p>
      <text:p text:style-name="Text_20_body">REQUISITOS TRANSPORTE: id, tipo (enum), restricciones (varchar 100)</text:p>
      <text:p text:style-name="Text_20_body"/>
      <text:p text:style-name="Text_20_body"><text:soft-page-break/>VENTAS: <text:span text:style-name="T9">id , n.º pedido, fecha pedido, fecha entrega requerida, </text:span></text:p>
      <text:p text:style-name="Text_20_body">pedido<text:span text:style-name="T7">Ventas</text:span>: n.º pedido, <text:span text:style-name="T13">id_producto</text:span>, cantidad</text:p>
      <text:p text:style-name="Text_20_body">CLIENTES: <text:span text:style-name="T9">id, razón social / nombre, NIF/CIF, direccion </text:span><text:span text:style-name="T6">fiscal</text:span><text:span text:style-name="T9">, telefono, email, datos bancarios, </text:span><text:span text:style-name="T6">sector</text:span></text:p>
      <text:p text:style-name="Text_20_body">Datos Bancarios: id,<text:span text:style-name="T7"> cuentabancaria</text:span></text:p>
      <text:p text:style-name="Text_20_body">SECTOR: <text:span text:style-name="T6">id, sector</text:span></text:p>
      <text:p text:style-name="Text_20_body">DATOS ENTREGA: <text:span text:style-name="T6">id, dirección entrega, horario recepción, documentación</text:span></text:p>
      <text:p text:style-name="Text_20_body"/>
      <text:p text:style-name="Text_20_body">COMPRAS: <text:span text:style-name="T7">id, n.º pedidoCompras, fechaPedido, </text:span><text:span text:style-name="T10">costesEnvio</text:span></text:p>
      <text:p text:style-name="Text_20_body">pedidoCompras: id , pedidoCompras, productos, cantidad, precio_unitario, preciofinal</text:p>
      <text:p text:style-name="Text_20_body">PROVEEDORES: <text:span text:style-name="T6">Razón social / nombre, NIF/CIF, dirección fiscal, </text:span><text:span text:style-name="T7">telefono, email, datos bancarios</text:span></text:p>
      <text:h text:style-name="P18" text:outline-level="2">Tengo las siguientes entidades y sus atributos, crees que falta algo? </text:h>
      <text:p text:style-name="P7">La estructura parece bastante completa, pero sugiero algunas adiciones y modificaciones:<text:line-break/><text:line-break/>PRODUCTOS:<text:line-break/>- Añadir: fecha_caducidad, stock_minimo, stock_maximo <text:span text:style-name="T14">X</text:span><text:line-break/>- Añadir: id_proveedor (FK) <text:span text:style-name="T14">X</text:span><text:line-break/>- Añadir: estado (activo/inactivo) <text:span text:style-name="T11">→ </text:span><text:span text:style-name="T12">No me interesa</text:span><text:line-break/><text:line-break/>VENTAS:<text:line-break/>- Añadir: id_cliente (FK) <text:span text:style-name="T14">X</text:span><text:line-break/>- Añadir: estado_pedido (pendiente/enviado/entregado) <text:s/><text:span text:style-name="T14">X</text:span><text:line-break/>- Añadir: forma_pago (FK) <text:span text:style-name="T11">→ </text:span><text:span text:style-name="T12">No me interesa</text:span><text:line-break/>- Añadir: precio_total <text:s/><text:span text:style-name="T14">X</text:span><text:line-break/>- Añadir: id_datos_entrega (FK) <text:s/><text:span text:style-name="T14">X</text:span><text:line-break/><text:line-break/>PEDIDOVENTAS:<text:line-break/>- Añadir: precio_unitario <text:span text:style-name="T11">→ </text:span><text:span text:style-name="T12">Ya está en productos</text:span><text:line-break/>- Añadir: descuento <text:span text:style-name="T11">→ </text:span><text:span text:style-name="T12">No me interesa</text:span><text:line-break/>- Añadir: subtotal <text:s/><text:span text:style-name="T14">X</text:span><text:line-break/><text:line-break/>CLIENTES:<text:line-break/>- Añadir: persona_contacto<text:span text:style-name="T11">→ </text:span><text:span text:style-name="T12">No me interesa</text:span><text:line-break/><text:soft-page-break/>- Añadir: tipo_cliente (premium/mediano/pequeño) <text:span text:style-name="T14">X</text:span><text:line-break/>- Añadir: límite_crédito <text:span text:style-name="T11">→ </text:span><text:span text:style-name="T12">No me interesa</text:span><text:line-break/>- Añadir: estado (activo/inactivo) <text:span text:style-name="T14">X</text:span><text:line-break/>- Añadir: fecha_alta <text:span text:style-name="T14">X</text:span><text:line-break/><text:line-break/>COMPRAS:<text:line-break/>- Añadir: id_proveedor (FK) <text:s/><text:span text:style-name="T14">X</text:span><text:line-break/>- Añadir: estado_pedido <text:s/><text:span text:style-name="T14">X</text:span><text:line-break/>- Añadir: forma_pago (FK) <text:span text:style-name="T11">→ </text:span><text:span text:style-name="T12">No me interesa</text:span><text:line-break/>- Añadir: precio_total <text:s/><text:span text:style-name="T14">X</text:span><text:line-break/><text:line-break/>PROVEEDORES:<text:line-break/>- Añadir: id (PK) <text:s/><text:span text:style-name="T14">X</text:span><text:line-break/>- Añadir: persona_contacto <text:span text:style-name="T11">→ </text:span><text:span text:style-name="T12">No me interesa</text:span><text:line-break/>- Añadir: tipo_proveedor<text:span text:style-name="T11">→ </text:span><text:span text:style-name="T12">No me interesa</text:span><text:line-break/>- Añadir: estado (activo/inactivo) <text:s text:c="2"/><text:span text:style-name="T14">X</text:span><text:line-break/>- Añadir: país_origen <text:s text:c="2"/><text:span text:style-name="T14">X</text:span><text:line-break/><text:line-break/>Nuevas entidades sugeridas:<text:line-break/><text:line-break/>FORMAS_PAGO: <text:span text:style-name="T11">→ </text:span><text:span text:style-name="T12">No me interesa</text:span><text:line-break/>- id (PK)<text:line-break/>- tipo<text:line-break/>- descripción<text:line-break/>- plazo_días<text:line-break/><text:line-break/>HISTORIAL_PRECIOS: <text:s text:c="2"/><text:span text:style-name="T14">X</text:span><text:line-break/>- id (PK)<text:line-break/>- id_producto (FK)<text:line-break/>- precio<text:line-break/>- fecha_inicio<text:line-break/>- fecha_fin<text:line-break/><text:line-break/>DOCUMENTOS: <text:s text:c="2"/><text:span text:style-name="T14">X</text:span><text:line-break/>- id (PK)<text:line-break/>- tipo_documento<text:line-break/>- id_referencia<text:line-break/>- ruta_archivo<text:line-break/>- fecha_subida<text:line-break/><text:line-break/>¿Te parecen útiles estas sugerencias?</text:p>
      <text:h text:style-name="P18" text:outline-level="2"><text:soft-page-break/>ENTIDADES Y ATRIBUTOS</text:h>
      <text:p text:style-name="P15">PRODUCTOS: <text:span text:style-name="T8">id</text:span><text:span text:style-name="T33">(PK)</text:span><text:span text:style-name="T8">, nombre</text:span><text:span text:style-name="T9">, precio</text:span><text:span text:style-name="T31">_</text:span><text:span text:style-name="T9">unitario, </text:span><text:span text:style-name="T16">fecha_caducidad, stock, stock_minimo, stock_maximo</text:span><text:span text:style-name="T23">, id_</text:span><text:span text:style-name="T26">requisitos_</text:span><text:span text:style-name="T23">transporte(FK)</text:span><text:span text:style-name="T16">, </text:span><text:span text:style-name="T27">id_historial_precios(FK)</text:span></text:p>
      <text:p text:style-name="P15"><text:span text:style-name="T16">TIPO</text:span><text:span text:style-name="T21">_</text:span><text:span text:style-name="T16">PRODUCTO: </text:span><text:span text:style-name="T17">id</text:span><text:span text:style-name="T22">(PK)</text:span><text:span text:style-name="T17">, </text:span><text:span text:style-name="T23">id_producto(FK), </text:span><text:span text:style-name="T17">tipo, </text:span><text:span text:style-name="T18">concentración, </text:span><text:span text:style-name="T25">unidades_concentracion,</text:span><text:span text:style-name="T17"> peligrosidad</text:span><text:span text:style-name="T19">(FK)</text:span><text:span text:style-name="T17">, almacenamiento</text:span><text:span text:style-name="T19">(FK)</text:span></text:p>
      <text:p text:style-name="P15"><text:span text:style-name="T19">PELIGROSIDAD: id</text:span><text:span text:style-name="T22">(PK)</text:span><text:span text:style-name="T19">, descripcion (enum), frases</text:span><text:span text:style-name="T17">H, frasesP</text:span></text:p>
      <text:p text:style-name="P15">ALMACENAMIENTO: id<text:span text:style-name="T33">(PK)</text:span>, condiciones (enum), especificación (varchar 300)</text:p>
      <text:p text:style-name="P15"><text:span text:style-name="T17">REQUISITOS</text:span><text:span text:style-name="T21">_</text:span><text:span text:style-name="T17">TRANSPORTE: id</text:span><text:span text:style-name="T22">(PK)</text:span><text:span text:style-name="T17">, tipo (enum), restricciones (varchar 100)</text:span></text:p>
      <text:p text:style-name="P21"><text:span text:style-name="T17">HISTORIAL_PRECIOS: id (PK), id_producto (FK), precio, fecha_inicio, fecha_fin</text:span></text:p>
      <text:p text:style-name="P16"><text:span text:style-name="T29">LINEAS</text:span><text:span text:style-name="T15">_PEDIDOS_VENTAS: id(PK), id_pedido</text:span><text:span text:style-name="T28">_ventas(FK),</text:span><text:span text:style-name="T15"> id_producto</text:span><text:span text:style-name="T28">(FK)</text:span><text:span text:style-name="T15">, can</text:span><text:span text:style-name="T24">tidad, subtotal</text:span></text:p>
      <text:p text:style-name="P10"><text:span text:style-name="T37">ALBARAN</text:span><text:span text:style-name="T13">: </text:span><text:span text:style-name="T9">id</text:span><text:span text:style-name="T33">(PK)</text:span><text:span text:style-name="T34">, </text:span><text:span text:style-name="T37">id_cliente(FK), fecha, total, facturado(si/no)</text:span></text:p>
      <text:p text:style-name="P17"><text:span text:style-name="T38">FACTURA</text:span><text:span text:style-name="T8">: </text:span><text:span text:style-name="T9">id</text:span><text:span text:style-name="T33">(PK)</text:span><text:span text:style-name="T9"> , </text:span><text:span text:style-name="T34">id_pedido_ventas(FK)</text:span><text:span text:style-name="T9">, </text:span><text:span text:style-name="T38">fecha</text:span></text:p>
      <text:p text:style-name="P15">CLIENTES: <text:span text:style-name="T9">id</text:span><text:span text:style-name="T33">(PK)</text:span><text:span text:style-name="T9">, nombre, NIF</text:span><text:span text:style-name="T31">_</text:span><text:span text:style-name="T9">CIF, direccion</text:span><text:span text:style-name="T31">_</text:span><text:span text:style-name="T6">fiscal</text:span><text:span text:style-name="T9">, telefono, email, datos</text:span><text:span text:style-name="T31">_</text:span><text:span text:style-name="T9">bancarios</text:span><text:span text:style-name="T31">(FK)</text:span><text:span text:style-name="T9">, </text:span><text:span text:style-name="T6">sector</text:span><text:span text:style-name="T31">(FK), </text:span><text:span text:style-name="T19">tipo_cliente (premium/mediano/pequeño), estado (activo/inactivo) , <text:s/>fecha_alta</text:span></text:p>
      <text:p text:style-name="P8"><text:span text:style-name="T13">D</text:span><text:span text:style-name="T31">ATOS</text:span><text:span text:style-name="T32">_</text:span><text:span text:style-name="T31">BANCARIOS</text:span><text:span text:style-name="T13">: id</text:span><text:span text:style-name="T33">(PK)</text:span><text:span text:style-name="T13">,</text:span><text:span text:style-name="T7"> </text:span><text:span text:style-name="T31">num_cuenta, sucursal</text:span></text:p>
      <text:p text:style-name="P15">SECTOR: <text:span text:style-name="T6">id</text:span><text:span text:style-name="T33">(PK)</text:span><text:span text:style-name="T6">, sector. </text:span></text:p>
      <text:p text:style-name="P15"><text:span text:style-name="T39">ALBARÁN</text:span>: <text:span text:style-name="T7">id</text:span><text:span text:style-name="T33">(PK)</text:span><text:span text:style-name="T7">, </text:span><text:span text:style-name="T18">id_proveedor (FK), </text:span><text:span text:style-name="T7">f</text:span><text:span text:style-name="T39">echa</text:span><text:span text:style-name="T36">, </text:span><text:span text:style-name="T39">total,</text:span><text:span text:style-name="T36"> </text:span><text:span text:style-name="T10">costesEnvio</text:span></text:p>
      <text:p text:style-name="P19"><text:span text:style-name="T30">LINEAS</text:span><text:span text:style-name="T20">_PEDIDOS_</text:span><text:span text:style-name="T28">COMPRAS</text:span><text:span text:style-name="T20">: id(PK), id_</text:span><text:span text:style-name="T30">albaran</text:span><text:span text:style-name="T28">(FK),</text:span><text:span text:style-name="T20"> id_producto</text:span><text:span text:style-name="T28">(FK)</text:span><text:span text:style-name="T20">, can</text:span><text:span text:style-name="T24">tidad, subtotal</text:span></text:p>
      <text:p text:style-name="P14">PROVEEDORES: <text:span text:style-name="T32">id</text:span><text:span text:style-name="T33">(PK)</text:span><text:span text:style-name="T32">, </text:span><text:span text:style-name="T6">nombre, NIF</text:span><text:span text:style-name="T32">_</text:span><text:span text:style-name="T6">CIF, dirección</text:span><text:span text:style-name="T32">_</text:span><text:span text:style-name="T6">fiscal, </text:span><text:span text:style-name="T7">telefono, email, </text:span><text:span text:style-name="T18">estado (activo/inactivo), </text:span><text:span text:style-name="T21">país</text:span></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15409" officeooo:paragraph-rsid="00015409"/>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fine-dashed #bbe33d" fo:border-bottom="0.06pt fine-dashed #bbe33d" fo:border-left="none" fo:border-right="none"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BBDD UD9</text:p>
        <text:p text:style-name="MP1">Uxía Rodríguez Domínguez</text:p>
      </style:header>
      <style:footer>
        <text:p text:style-name="MP2"><text:bookmark-start text:name="PageNumWizard_FOOTER_Estilo de página predeterminado1"/><text:page-number text:select-page="current">8</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2T11:33:04.032000000</meta:creation-date>
    <dc:date>2025-05-19T12:10:33.455000000</dc:date>
    <meta:editing-duration>PT2H57M17S</meta:editing-duration>
    <meta:editing-cycles>25</meta:editing-cycles>
    <meta:generator>LibreOffice/24.2.2.2$Windows_X86_64 LibreOffice_project/d56cc158d8a96260b836f100ef4b4ef25d6f1a01</meta:generator>
    <meta:document-statistic meta:table-count="0" meta:image-count="0" meta:object-count="0" meta:page-count="9" meta:paragraph-count="47" meta:word-count="1368" meta:character-count="10129" meta:non-whitespace-character-count="8738"/>
  </office:meta>
</office:document-meta>
</file>